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Impl.getStoredQuery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Impl.setOffset( long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Impl.storeAsNode( String ab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ueryImpl.init( SessionImpl session , ItemManager itemMgr , QueryHandler handler , String statement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Impl.init( SessionImpl session , ItemManager itemMgr , QueryHandler handler ,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eryImpl.get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Impl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QueryImpl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Impl.checkNotInitial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Impl.bindValue( String varName ,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Impl.checkInitial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Impl.init( SessionImpl session , ItemManager itemMgr , QueryHandler handler , QueryObjectModelTree qomTree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Impl.set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Impl.setLimit( long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